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8270" officeooo:paragraph-rsid="00178270"/>
    </style:style>
    <style:style style:name="P2" style:family="paragraph" style:parent-style-name="Standard">
      <style:paragraph-properties fo:text-align="center" style:justify-single-word="false"/>
      <style:text-properties fo:font-size="20pt" fo:font-weight="bold" officeooo:rsid="00178270" officeooo:paragraph-rsid="00178270"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4pt" fo:font-weight="normal" officeooo:rsid="00178270" officeooo:paragraph-rsid="00178270"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acció UF1</text:p>
      <text:p text:style-name="P2"/>
      <text:p text:style-name="P3">La nostra pàgina web està relacionada amb la catàstrofe de Valencià amb el pas de la DANA. L’hem anomenat InfoDana – Ultima Hora. Aquesta pàgina web contindrà notícies d’última hora, un lloc d’on ens podeu contactar, també hem posat les nostres condicions. Amb ajuda de gent que ens ha enviat fotos l’es hem pujat a la web, a part hem posat un apartat per donar ajuda a gent afectada, allà dintre apareixerà els números i contactes d'aquesta gent i també hi ha un apartat que és una mena de bloc d’on hem posat experiències de la gent.</text:p>
      <text:p text:style-name="P3"/>
      <text:p text:style-name="P3">Ens hem inspirat en 2 pàgines web sobre rallys que són les següent: (https://www.iracing.com/ - http://clubsimracing.com/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78270" officeooo:paragraph-rsid="0017827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Roger Moré i Víctor Risc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1:40:38.959794773</meta:creation-date>
    <dc:date>2024-11-15T11:53:20.835136378</dc:date>
    <meta:editing-duration>PT1M50S</meta:editing-duration>
    <meta:editing-cycles>1</meta:editing-cycles>
    <meta:generator>LibreOffice/24.2.6.2$Linux_X86_64 LibreOffice_project/420$Build-2</meta:generator>
    <meta:document-statistic meta:table-count="0" meta:image-count="0" meta:object-count="0" meta:page-count="1" meta:paragraph-count="4" meta:word-count="120" meta:character-count="697" meta:non-whitespace-character-count="580"/>
  </office:meta>
</office:document-meta>
</file>